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f844" officeooo:paragraph-rsid="0003f844" fo:background-color="#ffff00" style:font-size-asian="18pt" style:font-size-complex="18pt"/>
    </style:style>
    <style:style style:name="P2" style:family="paragraph" style:parent-style-name="Standard">
      <style:text-properties fo:font-size="18pt" officeooo:rsid="0005ef87" officeooo:paragraph-rsid="0005ef87" fo:background-color="#ffff00" style:font-size-asian="18pt" style:font-size-complex="18pt"/>
    </style:style>
    <style:style style:name="P3" style:family="paragraph" style:parent-style-name="Standard">
      <style:text-properties fo:font-size="18pt" officeooo:rsid="0003f844" officeooo:paragraph-rsid="0003f844" style:font-size-asian="18pt" style:font-size-complex="18pt"/>
    </style:style>
    <style:style style:name="P4" style:family="paragraph" style:parent-style-name="Standard">
      <style:text-properties fo:font-size="18pt" officeooo:rsid="0003f844" officeooo:paragraph-rsid="0005ef87" style:font-size-asian="18pt" style:font-size-complex="18pt"/>
    </style:style>
    <style:style style:name="P5" style:family="paragraph" style:parent-style-name="Standard">
      <style:text-properties fo:font-size="18pt" officeooo:rsid="0003f844" officeooo:paragraph-rsid="000a3b29" style:font-size-asian="18pt" style:font-size-complex="18pt"/>
    </style:style>
    <style:style style:name="P6" style:family="paragraph" style:parent-style-name="Standard">
      <style:text-properties fo:font-size="18pt" officeooo:rsid="0003f844" officeooo:paragraph-rsid="000774d8" style:font-size-asian="18pt" style:font-size-complex="18pt"/>
    </style:style>
    <style:style style:name="P7" style:family="paragraph" style:parent-style-name="Standard">
      <style:text-properties fo:font-size="18pt" officeooo:rsid="0003f844" officeooo:paragraph-rsid="000ac796" style:font-size-asian="18pt" style:font-size-complex="18pt"/>
    </style:style>
    <style:style style:name="P8" style:family="paragraph" style:parent-style-name="Standard">
      <style:text-properties fo:font-size="18pt" officeooo:rsid="0005ef87" officeooo:paragraph-rsid="0005ef87" style:font-size-asian="18pt" style:font-size-complex="18pt"/>
    </style:style>
    <style:style style:name="P9" style:family="paragraph" style:parent-style-name="Standard">
      <style:text-properties fo:font-size="18pt" officeooo:rsid="000774d8" officeooo:paragraph-rsid="000a3b29" style:font-size-asian="18pt" style:font-size-complex="18pt"/>
    </style:style>
    <style:style style:name="P10" style:family="paragraph" style:parent-style-name="Standard">
      <style:text-properties fo:font-size="18pt" officeooo:rsid="000774d8" officeooo:paragraph-rsid="0003f844" style:font-size-asian="18pt" style:font-size-complex="18pt"/>
    </style:style>
    <style:style style:name="P11" style:family="paragraph" style:parent-style-name="Standard">
      <style:text-properties fo:font-size="18pt" officeooo:rsid="000ac796" officeooo:paragraph-rsid="000ac796" style:font-size-asian="18pt" style:font-size-complex="18pt"/>
    </style:style>
    <style:style style:name="P12" style:family="paragraph" style:parent-style-name="Standard">
      <style:text-properties fo:font-size="18pt" officeooo:paragraph-rsid="000ac796" style:font-size-asian="18pt" style:font-size-complex="18pt"/>
    </style:style>
    <style:style style:name="P13" style:family="paragraph" style:parent-style-name="Standard">
      <style:text-properties fo:font-size="18pt" officeooo:rsid="000bbe61" officeooo:paragraph-rsid="000bbe61" style:font-size-asian="18pt" style:font-size-complex="18pt"/>
    </style:style>
    <style:style style:name="P14" style:family="paragraph" style:parent-style-name="Standard">
      <style:text-properties fo:font-size="18pt" officeooo:rsid="0005ef87" officeooo:paragraph-rsid="0005ef87" fo:background-color="transparent" style:font-size-asian="18pt" style:font-size-complex="18pt"/>
    </style:style>
    <style:style style:name="P15" style:family="paragraph" style:parent-style-name="Standard">
      <style:text-properties fo:font-size="18pt" officeooo:rsid="000ac796" officeooo:paragraph-rsid="000ac796" fo:background-color="transparent" style:font-size-asian="18pt" style:font-size-complex="18pt"/>
    </style:style>
    <style:style style:name="P16" style:family="paragraph" style:parent-style-name="Standard">
      <style:text-properties fo:font-size="18pt" officeooo:rsid="0003f844" officeooo:paragraph-rsid="000ac796" fo:background-color="transparent" style:font-size-asian="18pt" style:font-size-complex="18pt"/>
    </style:style>
    <style:style style:name="T1" style:family="text">
      <style:text-properties officeooo:rsid="0003f844"/>
    </style:style>
    <style:style style:name="T2" style:family="text">
      <style:text-properties officeooo:rsid="000774d8"/>
    </style:style>
    <style:style style:name="T3" style:family="text">
      <style:text-properties officeooo:rsid="00091771"/>
    </style:style>
    <style:style style:name="T4" style:family="text">
      <style:text-properties officeooo:rsid="000a3b29"/>
    </style:style>
    <style:style style:name="T5" style:family="text">
      <style:text-properties officeooo:rsid="000ac796"/>
    </style:style>
    <style:style style:name="T6" style:family="text">
      <style:text-properties officeooo:rsid="0003f844" fo:background-color="#ffff00" loext:char-shading-value="0"/>
    </style:style>
    <style:style style:name="T7" style:family="text">
      <style:text-properties officeooo:rsid="000ac796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tae and Alter table</text:p>
      <text:p text:style-name="P3">===============</text:p>
      <text:p text:style-name="P3">Create table iris_tab_<text:span text:style-name="T4">managed</text:span>(length float, width float, length1 float, width1 float, typeof string)</text:p>
      <text:p text:style-name="P3">row format delimited</text:p>
      <text:p text:style-name="P3">fields terminated by ‘,’</text:p>
      <text:p text:style-name="P3"/>
      <text:p text:style-name="P4">Create <text:span text:style-name="T4">external </text:span>table iris_tab_<text:span text:style-name="T4">ext</text:span>(<text:span text:style-name="T4">ernal</text:span>length float, width float, length1 float, width1 float, typeof string)</text:p>
      <text:p text:style-name="P4">row format delimited</text:p>
      <text:p text:style-name="P4">fields terminated by ‘,’</text:p>
      <text:p text:style-name="P4"/>
      <text:p text:style-name="P5">ALTER table iris_tab_<text:span text:style-name="T4">managed </text:span>rename to <text:span text:style-name="T4">iris_managed;</text:span></text:p>
      <text:p text:style-name="P3"/>
      <text:p text:style-name="P2">Load data in table</text:p>
      <text:p text:style-name="P8">==================</text:p>
      <text:p text:style-name="P4">load data local inpath ‘/home/aman/Downloads/iris.csv’ into table iris;</text:p>
      <text:p text:style-name="P4"/>
      <text:p text:style-name="P3"/>
      <text:p text:style-name="P2">Query Table</text:p>
      <text:p text:style-name="P2"/>
      <text:p text:style-name="P14">select * from iris_<text:span text:style-name="T4">managed</text:span>;</text:p>
      <text:p text:style-name="P3"/>
      <text:p text:style-name="P1">Create partitioned tables</text:p>
      <text:p text:style-name="P3">=====================</text:p>
      <text:p text:style-name="P3"/>
      <text:p text:style-name="P9">set hive.exec.dynamic.partition=True;</text:p>
      <text:p text:style-name="P9">set hive.exec.dynamic.partition.mode=nonstrict;</text:p>
      <text:p text:style-name="P9"/>
      <text:p text:style-name="P3">Create table iris_partitioned(length float, width float, length1 float, width1 float)</text:p>
      <text:p text:style-name="P3">partitioned by (typeof string)</text:p>
      <text:p text:style-name="P3">row format delimited</text:p>
      <text:p text:style-name="P3">fields terminated by ‘,’</text:p>
      <text:p text:style-name="P10"><text:soft-page-break/></text:p>
      <text:p text:style-name="P6"><text:span text:style-name="T2">insert into i</text:span>ris_partitioned <text:span text:style-name="T2">partition(typeof) </text:span></text:p>
      <text:p text:style-name="P6"><text:span text:style-name="T2">Select </text:span>length, width, length1, width1,<text:span text:style-name="T3">typeof </text:span><text:span text:style-name="T2">from iris;</text:span></text:p>
      <text:p text:style-name="P6"/>
      <text:p text:style-name="P11">Viewring files</text:p>
      <text:p text:style-name="P11"/>
      <text:p text:style-name="P12"><text:span text:style-name="T6">Create </text:span><text:span text:style-name="T7">Bucketing in </text:span><text:span text:style-name="T6">tables</text:span></text:p>
      <text:p text:style-name="P11"><text:span text:style-name="T6">=</text:span><text:span text:style-name="T8">===============================</text:span></text:p>
      <text:p text:style-name="P11"><text:span text:style-name="T6"/></text:p>
      <text:p text:style-name="P15">set hive.enforce.bucketing=True;</text:p>
      <text:p text:style-name="P15"/>
      <text:p text:style-name="P7">Create table iris_<text:span text:style-name="T5">bucketed</text:span>(length float, width float, length1 float, width1 float)</text:p>
      <text:p text:style-name="P12"><text:span text:style-name="T5">clustered</text:span><text:span text:style-name="T1"> by (typeof string)</text:span></text:p>
      <text:p text:style-name="P7">row format delimited</text:p>
      <text:p text:style-name="P16">fields terminated by ‘,’</text:p>
      <text:p text:style-name="P15"/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3"><text:span text:style-name="T8">Ctaegory – Reg/green/blue</text:span></text:p>
      <text:p text:style-name="P13"><text:span text:style-name="T8">where category = “green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5:46:59.769383945</meta:creation-date>
    <dc:date>2021-01-22T20:09:47.420149411</dc:date>
    <meta:editing-duration>PT1H54M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4" meta:word-count="145" meta:character-count="1230" meta:non-whitespace-character-count="1117"/>
  </office:meta>
</office:document-meta>
</file>